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1">
      <style:text-properties officeooo:paragraph-rsid="000cab01"/>
    </style:style>
    <style:style style:name="P3" style:family="paragraph" style:parent-style-name="Standard" style:list-style-name="L1">
      <style:text-properties officeooo:paragraph-rsid="000db88e"/>
    </style:style>
    <style:style style:name="P4" style:family="paragraph" style:parent-style-name="Standard" style:list-style-name="L1">
      <style:text-properties officeooo:paragraph-rsid="000ddea9"/>
    </style:style>
    <style:style style:name="P5" style:family="paragraph" style:parent-style-name="Standard" style:list-style-name="L1">
      <style:text-properties officeooo:paragraph-rsid="000eebda"/>
    </style:style>
    <style:style style:name="P6" style:family="paragraph" style:parent-style-name="Standard" style:list-style-name="L1">
      <style:text-properties officeooo:paragraph-rsid="00117480"/>
    </style:style>
    <style:style style:name="P7" style:family="paragraph" style:parent-style-name="Standard" style:list-style-name="L1">
      <style:text-properties officeooo:paragraph-rsid="0013d769"/>
    </style:style>
    <style:style style:name="P8" style:family="paragraph" style:parent-style-name="Standard" style:list-style-name="L1">
      <style:text-properties officeooo:paragraph-rsid="0015b2e5"/>
    </style:style>
    <style:style style:name="P9" style:family="paragraph" style:parent-style-name="Standard" style:list-style-name="L1">
      <style:text-properties officeooo:paragraph-rsid="001ceb3a"/>
    </style:style>
    <style:style style:name="P10" style:family="paragraph" style:parent-style-name="Standard" style:list-style-name="L1">
      <style:text-properties officeooo:paragraph-rsid="0025330d"/>
    </style:style>
    <style:style style:name="P11" style:family="paragraph" style:parent-style-name="Standard" style:list-style-name="L1">
      <style:text-properties officeooo:rsid="001791f1" officeooo:paragraph-rsid="001791f1"/>
    </style:style>
    <style:style style:name="P12" style:family="paragraph" style:parent-style-name="Standard" style:list-style-name="L1">
      <style:text-properties officeooo:rsid="001feb5c" officeooo:paragraph-rsid="001feb5c"/>
    </style:style>
    <style:style style:name="P13" style:family="paragraph" style:parent-style-name="Standard" style:list-style-name="L1">
      <style:text-properties officeooo:rsid="0021c31a" officeooo:paragraph-rsid="0021c31a"/>
    </style:style>
    <style:style style:name="P14" style:family="paragraph" style:parent-style-name="Standard" style:list-style-name="L1">
      <style:text-properties officeooo:rsid="0021c31a" officeooo:paragraph-rsid="0023fe2f"/>
    </style:style>
    <style:style style:name="P15" style:family="paragraph" style:parent-style-name="Standard" style:list-style-name="L1">
      <style:text-properties officeooo:rsid="002478ab" officeooo:paragraph-rsid="0025330d"/>
    </style:style>
    <style:style style:name="P16" style:family="paragraph" style:parent-style-name="Standard" style:list-style-name="L1">
      <style:text-properties officeooo:rsid="00271d10" officeooo:paragraph-rsid="00271d10"/>
    </style:style>
    <style:style style:name="T1" style:family="text">
      <style:text-properties officeooo:rsid="0005f616"/>
    </style:style>
    <style:style style:name="T2" style:family="text">
      <style:text-properties officeooo:rsid="000668e9"/>
    </style:style>
    <style:style style:name="T3" style:family="text">
      <style:text-properties officeooo:rsid="00080c74"/>
    </style:style>
    <style:style style:name="T4" style:family="text">
      <style:text-properties officeooo:rsid="0008f4cf"/>
    </style:style>
    <style:style style:name="T5" style:family="text">
      <style:text-properties officeooo:rsid="000a7507"/>
    </style:style>
    <style:style style:name="T6" style:family="text">
      <style:text-properties officeooo:rsid="000cab01"/>
    </style:style>
    <style:style style:name="T7" style:family="text">
      <style:text-properties officeooo:rsid="000db88e"/>
    </style:style>
    <style:style style:name="T8" style:family="text">
      <style:text-properties officeooo:rsid="000e22b9"/>
    </style:style>
    <style:style style:name="T9" style:family="text">
      <style:text-properties officeooo:rsid="00117480"/>
    </style:style>
    <style:style style:name="T10" style:family="text">
      <style:text-properties officeooo:rsid="00119c18"/>
    </style:style>
    <style:style style:name="T11" style:family="text">
      <style:text-properties officeooo:rsid="0013d769"/>
    </style:style>
    <style:style style:name="T12" style:family="text">
      <style:text-properties officeooo:rsid="001ceb3a"/>
    </style:style>
    <style:style style:name="T13" style:family="text">
      <style:text-properties officeooo:rsid="001791f1"/>
    </style:style>
    <style:style style:name="T14" style:family="text">
      <style:text-properties officeooo:rsid="001e26bc"/>
    </style:style>
    <style:style style:name="T15" style:family="text">
      <style:text-properties officeooo:rsid="001fd4a4"/>
    </style:style>
    <style:style style:name="T16" style:family="text">
      <style:text-properties officeooo:rsid="001fd604"/>
    </style:style>
    <style:style style:name="T17" style:family="text">
      <style:text-properties officeooo:rsid="002478ab"/>
    </style:style>
    <style:style style:name="T18" style:family="text">
      <style:text-properties officeooo:rsid="0025330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607789632" text:style-name="L1">
        <text:list-item>
          <text:p text:style-name="P1"><text:span text:style-name="T1">E</text:span>m uma representação atômica, cada estado do mundo é indivisível, <text:span text:style-name="T1">sem estrutura interna. Nesta representação cada estado equivale a menor parte que pode ser descrita em um problema, ou seja, o menor estado pelo qual ele deve ser submetido, sendo esse estado idêntico ou diferente de outro.</text:span><text:line-break/></text:p>
        </text:list-item>
        <text:list-item>
          <text:p text:style-name="P1"><text:span text:style-name="T3">B</text:span>aseada na situação atual e na medida de desempenho do agente, é o primeiro passo para a resolução de problemas.<text:span text:style-name="T2">. É preciso levar em consideração </text:span><text:span text:style-name="T3">as ações que podem ser todas, quais delas podem ser tomadas e quais estados considerar.</text:span><text:line-break/></text:p>
        </text:list-item>
        <text:list-item>
          <text:p text:style-name="P1"><text:span text:style-name="T4">P</text:span>rocesso de decidir que ações e estados devem ser considerados, dado um objetivo. <text:line-break/></text:p>
        </text:list-item>
        <text:list-item>
          <text:p text:style-name="P2"><text:span text:style-name="T5">Observável: </text:span>o agente sempre conhece o estado atual <text:span text:style-name="T5"><text:line-break/>Discreto: </text:span><text:span text:style-name="T6">em qualquer es</text:span>tado dado, haverá apenas um número finito de ações para escolher <text:span text:style-name="T5"><text:line-break/>Conhecido: </text:span>o agente sabe quais estados serão alcançados em cada ação <text:span text:style-name="T5"><text:line-break/>Determinístico: </text:span>cada ação tem exatamente um resultado. <text:line-break/></text:p>
        </text:list-item>
        <text:list-item>
          <text:p text:style-name="P3"><text:span text:style-name="T7">Dada uma ação do agente a solução só pode especifica ruma segunda ação possível. </text:span>Sob essas premissas, a solução para qualquer problema é uma sequência fixa de ações <text:line-break/></text:p>
        </text:list-item>
        <text:list-item>
          <text:p text:style-name="P4"><text:span text:style-name="T7">P</text:span>rocesso de procurar por tal sequência de ações que alcançam o objetivo. Um algoritmo de busca recebe um problema como entrada e devolve uma solução sob a forma de uma sequência de ações <text:line-break/></text:p>
        </text:list-item>
        <text:list-item>
          <text:p text:style-name="P5"><text:span text:style-name="T8">C</text:span>onjunto de todos os estados acessíveis a partir do estado inicial, por qualquer sequência de ações. Um caminho no espaço de estados é uma sequência de estados conectados por uma sequência de ações. </text:p>
          <text:p text:style-name="P5"/>
        </text:list-item>
        <text:list-item>
          <text:p text:style-name="P6">Uma descrição do que cada ação faz. <text:span text:style-name="T9">E</text:span>specificado por uma função RESULTADO( s, a) que devolve o estado que resulta de executar uma ação a em estado s <text:line-break/></text:p>
        </text:list-item>
        <text:list-item>
          <text:p text:style-name="P1"><text:span text:style-name="T10">P</text:span>ode ser descrito como a soma dos custos das ações individuais ao longo do caminho <text:line-break/></text:p>
        </text:list-item>
        <text:list-item>
          <text:p text:style-name="P7"><text:span text:style-name="T11">Nós definimos o </text:span>estado inicial, ações, modelo de transição, teste de objetivo e custo de caminho, <text:span text:style-name="T11">ou seja, nós descrevemos o problema.</text:span><text:line-break/></text:p>
        </text:list-item>
        <text:list-item>
          <text:p text:style-name="P1">Uma solução para um problema é um caminho desde o estado inicial até um estado objetivo. A qualidade da solução é medida pela função de custo de caminho, e uma solução ótima tem o menor custo de caminho entre todas as soluções <text:line-break/></text:p>
        </text:list-item>
        <text:list-item>
          <text:p text:style-name="P8">O processo de remover detalhes de uma representação. A abstração será válida se pudermos expandir qualquer solução abstrata em uma solução no mundo mais detalhado; A abstração é útil se a execução de cada uma das ações na solução é mais fácil que o problema original <text:line-break/></text:p>
        </text:list-item>
        <text:list-item>
          <text:p text:style-name="P1">A escolha de uma boa abstração envolve, portanto, a remoção da maior quantidade possível de detalhes, enquanto se preserva a validade e se assegura que as ações abstratas são fáceis de executar <text:line-break/></text:p>
        </text:list-item>
        <text:list-item>
          <text:p text:style-name="P11">Estrutura de dados onde cada nó é um estado e cada ramificação uma ação tomada pelo agente. O estado inicial é o nó raiz.<text:line-break/></text:p>
        </text:list-item>
        <text:list-item>
          <text:p text:style-name="P9"><text:span text:style-name="T12">N</text:span><text:span text:style-name="T13">ós correspondem aos estados no espaço de estados do problema, </text:span><text:span text:style-name="T12">Um nó folha é um nó sem filhos.</text:span>. O conjunto de todos os nós folhas disponíveis para expansão em um dado ponto é <text:soft-page-break/>chamado de borda <text:span text:style-name="T13"><text:line-break/></text:span></text:p>
        </text:list-item>
        <text:list-item>
          <text:p text:style-name="P11"><text:s/><text:span text:style-name="T14">O algoritmo começa a busca pelo estado inicial definido no problema e caminha entre os nós a fim de achar a melhor solução. Se o nó visitado contém </text:span><text:span text:style-name="T15">o estado objetivo, ele é expandido e os nós resultantes são adicionados a borda. O processo é repetido várias vezes até que a solução seja encontrada.</text:span><text:line-break/></text:p>
        </text:list-item>
        <text:list-item>
          <text:p text:style-name="P11"><text:s/><text:span text:style-name="T16">O estado em que o problema irá se encontrar caso o agente tome a decisão de ir àquele nó</text:span><text:line-break/></text:p>
        </text:list-item>
        <text:list-item>
          <text:p text:style-name="P12">Árvore de busca<text:line-break/></text:p>
        </text:list-item>
        <text:list-item>
          <text:p text:style-name="P13">Lista fechada<text:line-break/></text:p>
        </text:list-item>
        <text:list-item>
          <text:p text:style-name="P14">Completeza: O algoritmo oferece a garantia de encontrar uma solução quando ela existir? Otimização: A estratégia encontra a solução ótima, </text:p>
          <text:p text:style-name="P14">Complexidade de tempo: Quanto tempo ele leva para encontrar uma solução? Complexidade de espaço: Quanta memória é necessária para executar a busca? <text:line-break/></text:p>
        </text:list-item>
        <text:list-item>
          <text:p text:style-name="P14"><text:span text:style-name="T17">N</text:span>úmero de passos ao longo do caminho da raiz até o estado objetivo mais próxim<text:span text:style-name="T17">o</text:span><text:line-break/></text:p>
        </text:list-item>
        <text:list-item>
          <text:p text:style-name="P15"><text:span text:style-name="T18">N</text:span>úmero máximo de sucessores de qualquer nó<text:line-break/></text:p>
        </text:list-item>
        <text:list-item>
          <text:p text:style-name="P10"><text:span text:style-name="T18">Custo de busca: D</text:span><text:span text:style-name="T17">epende da complexidade de tempo, mas também pode incluir um termo para uso da memória<text:line-break/></text:span><text:span text:style-name="T18">Custo Total: </text:span>combina o custo de busca e o custo de caminho da solução encontrada<text:span text:style-name="T17"> <text:line-break/></text:span></text:p>
        </text:list-item>
        <text:list-item>
          <text:p text:style-name="P16">O custo de tempo, quantidade de memória utilizada, complexidade do algoritmo e otimização de código.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3-05T14:56:21.896000000</meta:creation-date>
    <dc:date>2020-03-06T18:31:16.020000000</dc:date>
    <meta:editing-duration>PT2H33M36S</meta:editing-duration>
    <meta:editing-cycles>30</meta:editing-cycles>
    <meta:generator>LibreOffice/6.4.1.2$Windows_X86_64 LibreOffice_project/4d224e95b98b138af42a64d84056446d09082932</meta:generator>
    <meta:document-statistic meta:table-count="0" meta:image-count="0" meta:object-count="0" meta:page-count="2" meta:paragraph-count="25" meta:word-count="693" meta:character-count="3982" meta:non-whitespace-character-count="3297"/>
  </office:meta>
</office:document-meta>
</file>